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0CECE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3.254375cm" style:use-optimal-column-width="true"/>
    </style:style>
    <style:style style:name="co3" style:family="table-column">
      <style:table-column-properties fo:break-before="auto" style:column-width="6.588125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16.668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n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table:style-name="ce2"/>
          <table:table-cell office:value-type="string" table:style-name="ce2">
            <text:p>Digikey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ED-0603</text:p>
          </table:table-cell>
          <table:table-cell office:value-type="string" table:style-name="ce1">
            <text:p>LED1</text:p>
          </table:table-cell>
          <table:table-cell office:value-type="string" office:string-value="http://www.digikey.com/product-detail/en/LS%20Q976-NR-1/475-2512-1-ND/1802639" table:formula="of:=HYPERLINK([.F2:.F17])" table:style-name="ce3">
            <text:p>http://www.digikey.com/product-detail/en/LS%20Q976-NR-1/475-2512-1-ND/1802639</text:p>
          </table:table-cell>
          <table:table-cell office:value-type="string" table:style-name="ce1">
            <text:p>http://www.digikey.com/product-detail/en/LS%20Q976-NR-1/475-2512-1-ND/180263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ED-0603</text:p>
          </table:table-cell>
          <table:table-cell office:value-type="string" table:style-name="ce1">
            <text:p>LED2</text:p>
          </table:table-cell>
          <table:table-cell office:value-type="string" office:string-value="http://www.digikey.com/product-detail/en/LG%20L29K-F2J1-24/475-1193-1-ND/810354" table:formula="of:=HYPERLINK([.F3:.F18])" table:style-name="ce3">
            <text:p>http://www.digikey.com/product-detail/en/LG%20L29K-F2J1-24/475-1193-1-ND/810354</text:p>
          </table:table-cell>
          <table:table-cell office:value-type="string" table:style-name="ce1">
            <text:p>http://www.digikey.com/product-detail/en/LG%20L29K-F2J1-24/475-1193-1-ND/81035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X03_LOCK</text:p>
          </table:table-cell>
          <table:table-cell office:value-type="string" table:style-name="ce1">
            <text:p>J4, JP3</text:p>
          </table:table-cell>
          <table:table-cell office:value-type="string" office:string-value="http://www.digikey.com/product-detail/en/PREC003SAAN-RC/S1012EC-03-ND/2774851" table:formula="of:=HYPERLINK([.F4:.F19])" table:style-name="ce3">
            <text:p>http://www.digikey.com/product-detail/en/PREC003SAAN-RC/S1012EC-03-ND/2774851</text:p>
          </table:table-cell>
          <table:table-cell office:value-type="string" table:style-name="ce1">
            <text:p>http://www.digikey.com/product-detail/en/PREC003SAAN-RC/S1012EC-03-ND/277485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TERMINAL-3.5MM-3_LOCK.007S</text:p>
          </table:table-cell>
          <table:table-cell office:value-type="string" table:style-name="ce1">
            <text:p>J3</text:p>
          </table:table-cell>
          <table:table-cell office:value-type="string" office:string-value="http://www.digikey.com/product-detail/en/0393570003/WM7878-ND/946519" table:formula="of:=HYPERLINK([.F5:.F20])" table:style-name="ce3">
            <text:p>http://www.digikey.com/product-detail/en/0393570003/WM7878-ND/946519</text:p>
          </table:table-cell>
          <table:table-cell office:value-type="string" table:style-name="ce1">
            <text:p>http://www.digikey.com/product-detail/en/0393570003/WM7878-ND/94651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0" table:style-name="ce4">
            <text:p>820</text:p>
          </table:table-cell>
          <table:table-cell office:value-type="string" table:style-name="ce1">
            <text:p>green-res</text:p>
          </table:table-cell>
          <table:table-cell office:value-type="string" table:style-name="ce1">
            <text:p>R2</text:p>
          </table:table-cell>
          <table:table-cell office:value-type="string" office:string-value="http://www.digikey.com/product-detail/en/MCR01MRTJ821/RHM820CECT-ND/4083887" table:formula="of:=HYPERLINK([.F6:.F21])" table:style-name="ce3">
            <text:p>http://www.digikey.com/product-detail/en/MCR01MRTJ821/RHM820CECT-ND/4083887</text:p>
          </table:table-cell>
          <table:table-cell office:value-type="string" table:style-name="ce1">
            <text:p>http://www.digikey.com/product-detail/en/MCR01MRTJ821/RHM820CECT-ND/408388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0" table:style-name="ce4">
            <text:p>270</text:p>
          </table:table-cell>
          <table:table-cell office:value-type="string" table:style-name="ce1">
            <text:p>red-res 1/4PWR</text:p>
          </table:table-cell>
          <table:table-cell office:value-type="string" table:style-name="ce1">
            <text:p>R1</text:p>
          </table:table-cell>
          <table:table-cell office:value-type="string" office:string-value="http://www.digikey.com/product-detail/en/MCR01MRTJ271/RHM270CECT-ND/4083839" table:formula="of:=HYPERLINK([.F7:.F22])" table:style-name="ce3">
            <text:p>http://www.digikey.com/product-detail/en/MCR01MRTJ271/RHM270CECT-ND/4083839</text:p>
          </table:table-cell>
          <table:table-cell office:value-type="string" table:style-name="ce1">
            <text:p>http://www.digikey.com/product-detail/en/MCR01MRTJ271/RHM270CECT-ND/408383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0402-RES</text:p>
          </table:table-cell>
          <table:table-cell office:value-type="string" table:style-name="ce1">
            <text:p>R4</text:p>
          </table:table-cell>
          <table:table-cell office:value-type="string" office:string-value="http://www.digikey.com/product-detail/en/1622826-4/A106045CT-ND/3477682" table:formula="of:=HYPERLINK([.F8:.F23])" table:style-name="ce3">
            <text:p>http://www.digikey.com/product-detail/en/1622826-4/A106045CT-ND/3477682</text:p>
          </table:table-cell>
          <table:table-cell office:value-type="string" table:style-name="ce1">
            <text:p>http://www.digikey.com/product-detail/en/1622826-4/A106045CT-ND/347768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0.1uF</text:p>
          </table:table-cell>
          <table:table-cell office:value-type="string" table:style-name="ce1">
            <text:p>0402-CAP</text:p>
          </table:table-cell>
          <table:table-cell office:value-type="string" table:style-name="ce1">
            <text:p>C1, C2, C3, C4, C6</text:p>
          </table:table-cell>
          <table:table-cell office:value-type="string" office:string-value="http://www.digikey.com/product-detail/en/CC0402KRX5R6BB104/311-1336-1-ND/2103120" table:formula="of:=HYPERLINK([.F9:.F24])" table:style-name="ce3">
            <text:p>http://www.digikey.com/product-detail/en/CC0402KRX5R6BB104/311-1336-1-ND/2103120</text:p>
          </table:table-cell>
          <table:table-cell office:value-type="string" table:style-name="ce1">
            <text:p>http://www.digikey.com/product-detail/en/CC0402KRX5R6BB104/311-1336-1-ND/210312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0402-RES</text:p>
          </table:table-cell>
          <table:table-cell office:value-type="string" table:style-name="ce1">
            <text:p>R3</text:p>
          </table:table-cell>
          <table:table-cell office:value-type="string" office:string-value="http://www.digikey.com/product-detail/en/MCR01MRTF1200/RHM120CDCT-ND/2796418" table:formula="of:=HYPERLINK([.F10:.F25])" table:style-name="ce3">
            <text:p>http://www.digikey.com/product-detail/en/MCR01MRTF1200/RHM120CDCT-ND/2796418</text:p>
          </table:table-cell>
          <table:table-cell office:value-type="string" table:style-name="ce1">
            <text:p>http://www.digikey.com/product-detail/en/MCR01MRTF1200/RHM120CDCT-ND/279641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0402-CAP</text:p>
          </table:table-cell>
          <table:table-cell office:value-type="string" table:style-name="ce1">
            <text:p>C5, C7</text:p>
          </table:table-cell>
          <table:table-cell office:value-type="string" office:string-value="http://www.digikey.com/product-detail/en/GRM155R60J475ME47D/490-5915-1-ND/3719860" table:formula="of:=HYPERLINK([.F11:.F26])" table:style-name="ce3">
            <text:p>http://www.digikey.com/product-detail/en/GRM155R60J475ME47D/490-5915-1-ND/3719860</text:p>
          </table:table-cell>
          <table:table-cell office:value-type="string" table:style-name="ce1">
            <text:p>http://www.digikey.com/product-detail/en/GRM155R60J475ME47D/490-5915-1-ND/371986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P2202K-3.3TRG1</text:p>
          </table:table-cell>
          <table:table-cell office:value-type="string" table:style-name="ce1">
            <text:p>SOT23-5</text:p>
          </table:table-cell>
          <table:table-cell office:value-type="string" table:style-name="ce1">
            <text:p>U2</text:p>
          </table:table-cell>
          <table:table-cell office:value-type="string" office:string-value="http://www.digikey.com/product-detail/en/AP2202K-3.3TRG1/AP2202K-3.3TRG1DICT-ND/4505286" table:formula="of:=HYPERLINK([.F12:.F27])" table:style-name="ce3">
            <text:p>http://www.digikey.com/product-detail/en/AP2202K-3.3TRG1/AP2202K-3.3TRG1DICT-ND/4505286</text:p>
          </table:table-cell>
          <table:table-cell office:value-type="string" table:style-name="ce1">
            <text:p>http://www.digikey.com/product-detail/en/AP2202K-3.3TRG1/AP2202K-3.3TRG1DICT-ND/450528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CP2551</text:p>
          </table:table-cell>
          <table:table-cell office:value-type="string" table:style-name="ce1">
            <text:p>SO08</text:p>
          </table:table-cell>
          <table:table-cell office:value-type="string" table:style-name="ce1">
            <text:p>U3</text:p>
          </table:table-cell>
          <table:table-cell office:value-type="string" office:string-value="http://www.digikey.com/product-detail/en/MCP2551-I%2FSN/MCP2551-I%2FSN-ND/509452" table:formula="of:=HYPERLINK([.F13:.F28])" table:style-name="ce3">
            <text:p>http://www.digikey.com/product-detail/en/MCP2551-I%2FSN/MCP2551-I%2FSN-ND/509452</text:p>
          </table:table-cell>
          <table:table-cell office:value-type="string" table:style-name="ce1">
            <text:p>http://www.digikey.com/product-detail/en/MCP2551-I%2FSN/MCP2551-I%2FSN-ND/5094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M32F042C6T6</text:p>
          </table:table-cell>
          <table:table-cell office:value-type="string" table:style-name="ce1">
            <text:p>LQFP48</text:p>
          </table:table-cell>
          <table:table-cell office:value-type="string" table:style-name="ce1">
            <text:p>U$1</text:p>
          </table:table-cell>
          <table:table-cell office:value-type="string" office:string-value="http://www.digikey.com/product-search/en?vendor=0&amp;keywords=497-14648-ND" table:formula="of:=HYPERLINK([.F14:.F29])" table:style-name="ce3">
            <text:p>http://www.digikey.com/product-search/en?vendor=0&amp;keywords=497-14648-ND</text:p>
          </table:table-cell>
          <table:table-cell office:value-type="string" table:style-name="ce1">
            <text:p>http://www.digikey.com/product-search/en?vendor=0&amp;keywords=497-14648-N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B-MICROB</text:p>
          </table:table-cell>
          <table:table-cell office:value-type="string" table:style-name="ce1">
            <text:p>USB-MICROB</text:p>
          </table:table-cell>
          <table:table-cell office:value-type="string" table:style-name="ce1">
            <text:p>J2</text:p>
          </table:table-cell>
          <table:table-cell office:value-type="string" office:string-value="http://www.digikey.com/product-detail/en/10118192-0001LF/609-4613-1-ND/2785378" table:formula="of:=HYPERLINK([.F15:.F30])" table:style-name="ce3">
            <text:p>http://www.digikey.com/product-detail/en/10118192-0001LF/609-4613-1-ND/2785378</text:p>
          </table:table-cell>
          <table:table-cell office:value-type="string" table:style-name="ce1">
            <text:p>http://www.digikey.com/product-detail/en/10118192-0001LF/609-4613-1-ND/2785378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mper</text:p>
          </table:table-cell>
          <table:table-cell table:number-columns-repeated="2" table:style-name="ce1"/>
          <table:table-cell office:value-type="string" office:string-value="http://www.digikey.com/product-detail/en/SPC02SYAN/S9001-ND/76375" table:formula="of:=HYPERLINK([.F17:.F32])" table:style-name="ce3">
            <text:p>http://www.digikey.com/product-detail/en/SPC02SYAN/S9001-ND/76375</text:p>
          </table:table-cell>
          <table:table-cell office:value-type="string" table:style-name="ce1">
            <text:p>http://www.digikey.com/product-detail/en/SPC02SYAN/S9001-ND/76375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than Zonca</meta:initial-creator>
    <dc:creator>Ethan Zonca</dc:creator>
    <meta:creation-date>2015-04-13T20:03:18Z</meta:creation-date>
    <dc:date>2015-04-16T21:17:22Z</dc:date>
  </office:meta>
</office:document-meta>
</file>